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E000000BB7E50043A1CDE03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7" text:anchor-type="char" svg:y="0.002cm" svg:width="11.472cm" svg:height="3.958cm" draw:z-index="0"><draw:image xlink:href="Pictures/100000010000021E000000BB7E50043A1CDE03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6T21:20:13.897000000</dc:date>
    <meta:editing-duration>PT32S</meta:editing-duration>
    <meta:editing-cycles>1</meta:editing-cycles>
    <meta:generator>LibreOffice/7.3.4.2$Windows_X86_64 LibreOffice_project/728fec16bd5f605073805c3c9e7c4212a0120dc5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